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640F95724F2.png"/>
  <manifest:file-entry manifest:media-type="image/png" manifest:full-path="Pictures/1000020100000100000001004DC9691F.png"/>
  <manifest:file-entry manifest:media-type="image/png" manifest:full-path="Pictures/1000020100000100000001001F05DE7D.png"/>
  <manifest:file-entry manifest:media-type="image/png" manifest:full-path="Pictures/1000000000000320000001E0413D025C86128292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gradient-name="Gray_20_Gradient_20_2" draw:textarea-horizontal-align="justify" draw:textarea-vertical-align="middle" draw:auto-grow-height="false" fo:min-height="0cm" fo:min-width="0cm" draw:shadow="hidden"/>
    </style:style>
    <style:style style:name="gr3" style:family="graphic" style:parent-style-name="Objet_20_sans_20_remplissage_20_ni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shadow="hidden" draw:color-mode="greyscale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</office:automatic-styles>
  <office:body>
    <office:drawing>
      <draw:page draw:name="page1" draw:style-name="dp1" draw:master-page-name="model_5f_gui">
        <draw:frame draw:style-name="gr1" draw:text-style-name="P1" draw:layer="layout" svg:width="27.984cm" svg:height="16.79cm" svg:x="0.236cm" svg:y="0.14cm">
          <draw:image xlink:href="Pictures/1000000000000320000001E0413D025C86128292.png" xlink:type="simple" xlink:show="embed" xlink:actuate="onLoad">
            <text:p/>
          </draw:image>
        </draw:frame>
        <draw:custom-shape draw:style-name="gr2" draw:text-style-name="P2" draw:layer="layout" svg:width="2cm" svg:height="2.02cm" svg:x="0.76cm" svg:y="0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615cm" svg:height="1.616cm" svg:x="0.953cm" svg:y="0.414cm">
          <draw:image xlink:href="Pictures/1000020100000100000001001F05DE7D.png" xlink:type="simple" xlink:show="embed" xlink:actuate="onLoad">
            <text:p/>
          </draw:image>
        </draw:frame>
        <draw:custom-shape draw:style-name="gr2" draw:text-style-name="P1" draw:layer="layout" svg:width="3.07cm" svg:height="3.1cm" svg:x="0.797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7cm" svg:height="3.1cm" svg:x="13.04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358cm" svg:height="2.358cm" svg:x="13.322cm" svg:y="13.06cm">
          <draw:image xlink:href="Pictures/100002010000064000000640F95724F2.png" xlink:type="simple" xlink:show="embed" xlink:actuate="onLoad">
            <text:p/>
          </draw:image>
        </draw:frame>
        <draw:frame draw:style-name="gr3" draw:text-style-name="P1" draw:layer="layout" svg:width="2.75cm" svg:height="2.75cm" svg:x="0.967cm" svg:y="12.75cm">
          <draw:image xlink:href="Pictures/1000020100000100000001004DC9691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hatch draw:name="Hatch_20_3" draw:display-name="Hatch 3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stroke-dash="Dash_20_1" draw:fill="none" draw:fill-gradient-name="Gradient_20_7" draw:fill-hatch-name="Hatch_20_3" draw:fill-image-name="Bitmape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22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odel_5f_gui" style:display-name="model_gui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8T22:40:05.412281767</meta:creation-date>
    <meta:editing-duration>PT27M54S</meta:editing-duration>
    <meta:editing-cycles>6</meta:editing-cycles>
    <meta:generator>OpenOffice/4.1.3$Unix OpenOffice.org_project/413m1$Build-9783</meta:generator>
    <dc:date>2018-08-29T17:35:11</dc:date>
    <dc:creator>Gwéna LE YONDRE</dc:creator>
    <meta:document-statistic meta:object-count="7"/>
  </office:meta>
</office:document-meta>
</file>